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Wsdl1Deployer.HttpWsdl1Deployer( ServiceMix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Wsdl1Deployer.filterBindingElement( Extensibility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Wsdl1Deployer.filterPortElement( ExtensibilityElement el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tpWsdl1Deployer.createEndpoint( ExtensibilityElement portElement , ExtensibilityElement bindingElement , JbiEndpoint jbiEndpoi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